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automatic-styles/>
  <office:body>
    <office:text>
      <text:p>Jane Doe</text:p>
      <text:p>Skills: Python, SQL, Docker</text:p>
      <text:p>Education: BS Computer Science</text:p>
      <text:p>Jobs:</text:p>
      <text:p>• Dev Intern at Acme</text:p>
      <text:p>• SRE Co-op at FooBar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